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6C000000FB531F8C9D23AA7F4E.png" manifest:media-type="image/png"/>
  <manifest:file-entry manifest:full-path="Pictures/1000000000000FD400000C281B405A8BBF695D0F.png" manifest:media-type="image/png"/>
  <manifest:file-entry manifest:full-path="Pictures/1000000000000257000000E706041855080E18B9.png" manifest:media-type="image/png"/>
  <manifest:file-entry manifest:full-path="Pictures/10000000000004AF0000043974F14396FA9B668F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7.5cm" svg:y="0.5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7cm" svg:y="0.5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9.952cm" svg:y="0.113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224cm" svg:height="5.489cm" svg:x="7.276cm" svg:y="5.511cm">
          <draw:image xlink:href="Pictures/1000000000000257000000E706041855080E18B9.png" xlink:type="simple" xlink:show="embed" xlink:actuate="onLoad" draw:mime-type="image/png">
            <text:p/>
          </draw:image>
        </draw:frame>
        <draw:frame draw:style-name="gr1" draw:text-style-name="P1" draw:layer="layout" svg:width="20.927cm" svg:height="6cm" svg:x="3.573cm" svg:y="13cm">
          <draw:image xlink:href="Pictures/100000000000036C000000FB531F8C9D23AA7F4E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0.962cm" svg:x="10cm" svg:y="1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ктивности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866cm" svg:height="18.823cm" svg:x="3.634cm" svg:y="2.5cm">
          <draw:image xlink:href="Pictures/10000000000004AF0000043974F14396FA9B668F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9.5cm" svg:y="0.5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cm" svg:y="0.5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c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7cm" svg:y="0.5cm">
          <draw:text-box>
            <text:p><loext:page-name>Диаграмма развертывания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7.408cm" svg:height="20.091cm" svg:x="0.5cm" svg:y="1.5cm">
          <draw:image xlink:href="Pictures/1000000000000FD400000C281B405A8BBF695D0F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0.962cm" svg:x="9.5cm" svg:y="0.5cm">
          <draw:text-box>
            <text:p><loext:page-name>Диаграмма развертывания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0.962cm" svg:x="9.5cm" svg:y="0.5cm">
          <draw:text-box>
            <text:p><loext:page-name>Диаграмма развертывания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0:40:46.479000000</dc:date>
    <meta:editing-duration>PT1H3M53S</meta:editing-duration>
    <meta:editing-cycles>15</meta:editing-cycles>
    <meta:generator>LibreOffice/7.4.3.2$Windows_X86_64 LibreOffice_project/1048a8393ae2eeec98dff31b5c133c5f1d08b890</meta:generator>
    <meta:document-statistic meta:object-count="66"/>
  </office:meta>
</office:document-meta>
</file>